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598in"/>
    </style:style>
    <style:style style:name="co2" style:family="table-column">
      <style:table-column-properties fo:break-before="auto" style:column-width="0.7874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http://www.openstreetmap.org/user/Yu001'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  <draw:frame table:end-cell-address="Sheet1.P39" table:end-x="0.5571in" table:end-y="0.0339in" draw:z-index="0" draw:style-name="gr1" svg:width="11.3429in" svg:height="6.3512in" svg:x="0.0457in" svg:y="0.0449in">
              <draw:object draw:notify-on-update-of-ranges="Sheet1.A1:Sheet1.A77 Sheet1.B1:Sheet1.B7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ttp://www.openstreetmap.org/user/grecko'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%D0%94%D0%B0%D0%BD%D0%B8%D0%BB%D0%BE'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Nikola%20Tasic'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FiG'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tomic'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Jazzva'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kkyborg'</text:p>
          </table:table-cell>
          <table:table-cell office:value-type="float" office:value="28">
            <text:p>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zujovic'</text:p>
          </table:table-cell>
          <table:table-cell office:value-type="float" office:value="24">
            <text:p>2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Branko%20Kokanovic'</text:p>
          </table:table-cell>
          <table:table-cell office:value-type="float" office:value="22">
            <text:p>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%D0%A2%D0%BE%D0%BD%D0%B8'</text:p>
          </table:table-cell>
          <table:table-cell office:value-type="float" office:value="20">
            <text:p>2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Pavlovi%C4%87%20Igor'</text:p>
          </table:table-cell>
          <table:table-cell office:value-type="float" office:value="18">
            <text:p>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nele'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%5BSx%5D'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Marko%20Zivic'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nbumbic'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nvesic'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anja'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naopak_lik'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bonzo'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pixxel'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sdic'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uper%20silja'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celicni'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tarek77'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lavko%20Mandic'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n5r11'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Nenad%20Bulatovi%C4%87'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tator'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targazer'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tictactatic'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fantazmo'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%D0%9F%D1%80%D0%B5%D0%B4%D1%80%D0%B0%D0%B3%20%D0%9C%D0%B8%D0%BD%D0%B8%D1%9B'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milan%20markovic'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Dalibor%20Marjanovic'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Milo%C5%A1%20Jovanovi%C4%87'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urosg3'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Predrag'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dzuga'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pdcosa'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rbija360*'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Jovanca%20Micic'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hipa'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miodragjokic'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JetSetWilly'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tijak'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Filip%20Brcic'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urs'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PuppetMaster'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vladeta'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Delija67'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mbazdar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Newanja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alebab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Nenad%20Spirkoski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playahater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tarvingMarvin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furdong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pandra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gstevano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obot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Sinke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Dejan%20Djokovic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gillonio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user_6575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true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Milo%C5%A1%20Ratkovi%C4%87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komple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mickeymac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LePiaf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markomarko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zmaj23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Danijel%20GPS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Merjadok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ceh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dragan'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http://www.openstreetmap.org/user/dear2world'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Sheet1.A1:Sheet1.C7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04/27/2010</text:date>, <text:time>01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4-27T01:49:25</dc:date>
    <meta:document-statistic meta:table-count="1" meta:cell-count="230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12cm" svg:height="16.133cm" xlink:href=".." chart:class="chart:bar" chart:style-name="ch1">
        <chart:legend chart:legend-position="end" svg:x="26.342cm" svg:y="7.784cm" chart:style-name="ch2"/>
        <chart:plot-area chart:style-name="ch3" table:cell-range-address="Sheet1.A1:Sheet1.B77" chart:data-source-has-labels="column" svg:x="-0.001cm" svg:y="0.964cm" svg:width="23.7cm" svg:height="15.165cm">
          <chart:axis chart:dimension="x" chart:name="primary-x" chart:style-name="ch4">
            <chart:categories table:cell-range-address="Sheet1.A1:Sheet1.A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7" chart:class="chart:bar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1:Sheet1.A77">http://www.openstreetmap.org/user/Yu001'</text:p>
              </table:table-cell>
              <table:table-cell office:value-type="float" office:value="40">
                <text:p text:id="Sheet1.B1:Sheet1.B77">40</text:p>
              </table:table-cell>
            </table:table-row>
            <table:table-row>
              <table:table-cell office:value-type="string">
                <text:p>http://www.openstreetmap.org/user/grecko'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ttp://www.openstreetmap.org/user/%D0%94%D0%B0%D0%BD%D0%B8%D0%BB%D0%BE'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ttp://www.openstreetmap.org/user/Nikola%20Tasic'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ttp://www.openstreetmap.org/user/FiG'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ttp://www.openstreetmap.org/user/tomic'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ttp://www.openstreetmap.org/user/Jazzva'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ttp://www.openstreetmap.org/user/kkyborg'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http://www.openstreetmap.org/user/zujovic'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ttp://www.openstreetmap.org/user/Branko%20Kokanovic'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http://www.openstreetmap.org/user/%D0%A2%D0%BE%D0%BD%D0%B8'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ttp://www.openstreetmap.org/user/Pavlovi%C4%87%20Igor'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http://www.openstreetmap.org/user/nele'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ttp://www.openstreetmap.org/user/%5BSx%5D'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ttp://www.openstreetmap.org/user/Marko%20Zivic'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ttp://www.openstreetmap.org/user/nbumbic'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ttp://www.openstreetmap.org/user/nvesic'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ttp://www.openstreetmap.org/user/Sanja'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ttp://www.openstreetmap.org/user/naopak_lik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ttp://www.openstreetmap.org/user/bonzo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ttp://www.openstreetmap.org/user/pixxel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ttp://www.openstreetmap.org/user/ssdic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ttp://www.openstreetmap.org/user/super%20silja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ttp://www.openstreetmap.org/user/celicni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ttp://www.openstreetmap.org/user/tarek77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ttp://www.openstreetmap.org/user/Slavko%20Mandic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ttp://www.openstreetmap.org/user/n5r11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ttp://www.openstreetmap.org/user/Nenad%20Bulatovi%C4%87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ttp://www.openstreetmap.org/user/Stator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ttp://www.openstreetmap.org/user/stargazer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ttp://www.openstreetmap.org/user/tictactatic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ttp://www.openstreetmap.org/user/fantazmo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ttp://www.openstreetmap.org/user/%D0%9F%D1%80%D0%B5%D0%B4%D1%80%D0%B0%D0%B3%20%D0%9C%D0%B8%D0%BD%D0%B8%D1%9B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ttp://www.openstreetmap.org/user/milan%20markovic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ttp://www.openstreetmap.org/user/Dalibor%20Marjanovic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ttp://www.openstreetmap.org/user/Milo%C5%A1%20Jovanovi%C4%87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ttp://www.openstreetmap.org/user/urosg3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ttp://www.openstreetmap.org/user/Predrag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ttp://www.openstreetmap.org/user/dzuga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openstreetmap.org/user/pdcosa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openstreetmap.org/user/Srbija360*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openstreetmap.org/user/Jovanca%20Micic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openstreetmap.org/user/Shipa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openstreetmap.org/user/miodragjokic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openstreetmap.org/user/JetSetWilly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openstreetmap.org/user/Stijak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openstreetmap.org/user/Filip%20Brcic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openstreetmap.org/user/surs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openstreetmap.org/user/PuppetMaster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openstreetmap.org/user/vladeta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openstreetmap.org/user/Delija67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openstreetmap.org/user/mbazdar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Newanja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salebab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Nenad%20Spirkoski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playahater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StarvingMarvin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furdong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pandra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gstevano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Sobot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Sinke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Dejan%20Djokovic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gillonio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user_6575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true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Milo%C5%A1%20Ratkovi%C4%87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komple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mickeymac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LePiaf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markomarko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zmaj23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Danijel%20GPS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Merjadok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ceh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dragan'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openstreetmap.org/user/dear2world'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